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025cm" svg:stroke-color="#000000" draw:marker-start-width="0.025cm" draw:marker-end="" draw:marker-end-width="0.178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25cm" draw:marker-end="Arrow" draw:marker-end-width="0.178cm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25cm" draw:marker-end="Arrow" draw:marker-end-width="0.178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svg:stroke-color="#000000" draw:marker-start-width="0.025cm" draw:marker-end="Arrow" draw:marker-end-width="0.178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25cm" draw:marker-end="Arrow" draw:marker-end-width="0.178cm" draw:fill="hatch" draw:fill-color="#000000" draw:fill-gradient-name="Gradient_20_1" draw:fill-hatch-name="Black_20_45_20_Degrees" draw:fill-hatch-solid="fals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svg:stroke-color="#000000" draw:marker-start-width="0.025cm" draw:marker-end="Arrow" draw:marker-end-width="0.178cm" draw:fill="none" draw:fill-color="#ffffff" draw:textarea-horizontal-align="left" draw:auto-grow-height="true" draw:auto-grow-width="false" fo:min-height="0.385cm" fo:min-width="0.615cm"/>
    </style:style>
    <style:style style:name="gr7" style:family="graphic" style:parent-style-name="standard">
      <style:graphic-properties draw:stroke="none" svg:stroke-width="0.025cm" svg:stroke-color="#000000" draw:marker-start-width="0.025cm" draw:marker-end="Arrow" draw:marker-end-width="0.178cm" draw:fill="none" draw:fill-color="#ffffff" draw:textarea-horizontal-align="left" draw:auto-grow-height="true" draw:auto-grow-width="false" fo:min-height="0.258cm" fo:min-width="0.615cm"/>
    </style:style>
    <style:style style:name="gr8" style:family="graphic" style:parent-style-name="standard">
      <style:graphic-properties svg:stroke-width="0.025cm" svg:stroke-color="#000000" draw:marker-start-width="0.229cm" draw:marker-end-width="0.229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25cm" svg:stroke-color="#000000" draw:marker-start-width="0.025cm" draw:marker-end="Arrow" draw:marker-end-width="0.178cm" draw:fill="none" draw:fill-color="#ffffff" draw:textarea-horizontal-align="left" draw:auto-grow-height="true" draw:auto-grow-width="true" fo:min-height="0.258cm" fo:min-width="0cm"/>
    </style:style>
    <style:style style:name="gr10" style:family="graphic" style:parent-style-name="standard">
      <style:graphic-properties draw:stroke="none" svg:stroke-width="0.025cm" svg:stroke-color="#000000" draw:marker-start-width="0.025cm" draw:marker-end="Arrow" draw:marker-end-width="0.178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25cm" svg:stroke-color="#000000" draw:marker-start-width="0.025cm" draw:marker-end="Arrow" draw:marker-end-width="0.178cm" draw:fill="hatch" draw:fill-hatch-name="Black_20_45_20_Degrees" draw:fill-hatch-solid="fals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000000" draw:marker-start-width="0.229cm" draw:marker-end="Arrow" draw:marker-end-width="0.15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3pt" style:font-size-complex="13pt"/>
    </style:style>
    <style:style style:name="P3" style:family="paragraph">
      <style:paragraph-properties fo:text-align="center"/>
      <style:text-properties fo:font-size="8pt" style:font-size-asian="12pt" style:font-size-complex="12pt"/>
    </style:style>
    <style:style style:name="P4" style:family="paragraph">
      <style:text-properties fo:color="#000000" fo:font-family="'Arial Black'" style:font-pitch="variable" fo:font-size="10pt" fo:font-style="normal" fo:text-shadow="1pt 1pt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13pt" style:font-size-complex="13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color="#000000" fo:font-family="'Arial Black'" style:font-pitch="variable" fo:font-size="10pt" fo:font-style="normal" fo:text-shadow="1pt 1pt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7.913cm" svg:y1="1.635cm" svg:x2="18.04cm" svg:y2="11.033cm">
          <text:p/>
        </draw:line>
        <draw:line draw:style-name="gr1" draw:text-style-name="P1" draw:layer="layout" svg:x1="7.958cm" svg:y1="1.635cm" svg:x2="7.958cm" svg:y2="10.906cm">
          <text:p/>
        </draw:line>
        <draw:custom-shape draw:style-name="gr2" draw:text-style-name="P2" xml:id="id4" draw:id="id4" draw:layer="layout" svg:width="2.54cm" svg:height="0.762cm" svg:x="11.795cm" svg:y="3.159cm">
          <text:p text:style-name="P1"><text:span text:style-name="T1">Arbiter</text:span></text:p>
          <text:p text:style-name="P1"><text:span text:style-name="T1">Protocol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54cm" svg:height="0.762cm" svg:x="11.795cm" svg:y="9.509cm">
          <text:p text:style-name="P1"><text:span text:style-name="T1">Core Protoco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4cm" svg:height="0.634cm" svg:x="11.795cm" svg:y="6.97cm">
          <text:p text:style-name="P1"><text:span text:style-name="T1">Flight</text:span></text:p>
          <text:p text:style-name="P1"><text:span text:style-name="T1">State Mach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54cm" svg:height="0.698cm" svg:x="11.795cm" svg:y="8.176cm">
          <text:p text:style-name="P1"><text:span text:style-name="T1">Activit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822cm" svg:height="0.634cm" svg:x="9.465cm" svg:y="5.699cm">
          <text:p text:style-name="P1"><text:span text:style-name="T1">State Emit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99cm" svg:height="0.762cm" svg:x="6.815cm" svg:y="3.159cm">
          <text:p text:style-name="P1"><text:span text:style-name="T2">arbiter command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xml:id="id2" draw:id="id2" draw:layer="layout" svg:width="2.413cm" svg:height="0.759cm" svg:x="4.275cm" svg:y="3.102cm">
          <text:p text:style-name="P1"><text:span text:style-name="T1">Arbiter</text:span></text:p>
          <text:p text:style-name="P1"><text:span text:style-name="T1">Protocol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413cm" svg:height="0.762cm" svg:x="1.1cm" svg:y="1.762cm">
          <text:p text:style-name="P1"><text:span text:style-name="T1">Command</text:span></text:p>
          <text:p text:style-name="P1"><text:span text:style-name="T1">Class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54cm" svg:height="0.762cm" svg:x="18.907cm" svg:y="9.763cm">
          <text:p text:style-name="P1"><text:span text:style-name="T1">Core (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0.762cm" svg:x="14.462cm" svg:y="10.017cm">
          <text:p text:style-name="P1"><text:span text:style-name="T2">core command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44cm" svg:height="0.635cm" svg:x="6.815cm" svg:y="5.699cm">
          <text:p text:style-name="P1"><text:span text:style-name="T2">state updat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xml:id="id3" draw:id="id3" draw:layer="layout" svg:width="2.404cm" svg:height="0.634cm" svg:x="4.284cm" svg:y="5.699cm">
          <text:p text:style-name="P1"><text:span text:style-name="T1">State R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413cm" svg:height="0.635cm" svg:x="4.275cm" svg:y="4.429cm">
          <text:p text:style-name="P1"><text:span text:style-name="T1">Mission Executo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481cm" svg:y1="4.429cm" svg:x2="5.481cm" svg:y2="3.861cm" draw:start-shape="id1" draw:start-glue-point="0" draw:end-shape="id2" draw:end-glue-point="2" svg:d="m5481 4429v-568">
          <text:p/>
        </draw:connector>
        <draw:connector draw:style-name="gr4" draw:text-style-name="P1" draw:layer="layout" draw:type="line" svg:x1="5.481cm" svg:y1="5.064cm" svg:x2="5.486cm" svg:y2="5.699cm" draw:start-shape="id1" draw:start-glue-point="2" draw:end-shape="id3" svg:d="m5481 5064 5 635">
          <text:p/>
        </draw:connector>
        <draw:connector draw:style-name="gr4" draw:text-style-name="P1" draw:layer="layout" draw:type="line" svg:x1="13.065cm" svg:y1="3.921cm" svg:x2="13.065cm" svg:y2="4.556cm" draw:start-shape="id4" draw:start-glue-point="2" draw:end-shape="id5" draw:end-glue-point="0" svg:d="m13065 3921v635">
          <text:p/>
        </draw:connector>
        <draw:connector draw:style-name="gr4" draw:text-style-name="P1" draw:layer="layout" draw:type="line" svg:x1="13.065cm" svg:y1="6.334cm" svg:x2="13.065cm" svg:y2="6.97cm" draw:start-shape="id6" draw:start-glue-point="2" draw:end-shape="id7" svg:d="m13065 6334v636">
          <text:p/>
        </draw:connector>
        <draw:connector draw:style-name="gr4" draw:text-style-name="P1" draw:layer="layout" draw:type="line" svg:x1="13.065cm" svg:y1="7.604cm" svg:x2="13.065cm" svg:y2="8.176cm" draw:start-shape="id7" draw:start-glue-point="2" draw:end-shape="id8" svg:d="m13065 7604v572">
          <text:p/>
        </draw:connector>
        <draw:connector draw:style-name="gr4" draw:text-style-name="P1" draw:layer="layout" draw:type="line" svg:x1="11.795cm" svg:y1="6.016cm" svg:x2="11.287cm" svg:y2="6.016cm" draw:start-shape="id6" draw:end-shape="id9" draw:end-glue-point="1" svg:d="m11795 6016h-508">
          <text:p/>
        </draw:connector>
        <draw:custom-shape draw:style-name="gr5" draw:text-style-name="P2" xml:id="id10" draw:id="id10" draw:layer="layout" svg:width="2.413cm" svg:height="0.635cm" svg:x="1.1cm" svg:y="4.429cm">
          <text:p text:style-name="P1"><text:span text:style-name="T1">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.513cm" svg:y1="4.746cm" svg:x2="4.275cm" svg:y2="4.746cm" draw:start-shape="id10" draw:start-glue-point="1" draw:end-shape="id1" svg:d="m3513 4746h762">
          <text:p/>
        </draw:connector>
        <draw:connector draw:style-name="gr4" draw:text-style-name="P1" draw:layer="layout" draw:type="line" svg:x1="2.306cm" svg:y1="4.429cm" svg:x2="2.306cm" svg:y2="2.524cm" draw:start-shape="id10" draw:start-glue-point="0" draw:end-shape="id11" draw:end-glue-point="2" svg:d="m2306 4429v-1905">
          <text:p/>
        </draw:connector>
        <draw:frame draw:style-name="gr6" draw:text-style-name="P4" draw:layer="layout" svg:width="1.27cm" svg:height="0.662cm" svg:x="8.112cm" svg:y="5.191cm">
          <draw:text-box>
            <text:p><text:span text:style-name="T3">SCL</text:span></text:p>
          </draw:text-box>
        </draw:frame>
        <draw:frame draw:style-name="gr6" draw:text-style-name="P4" draw:layer="layout" svg:width="1.369cm" svg:height="0.662cm" svg:x="8.682cm" svg:y="2.621cm">
          <draw:text-box>
            <text:p><text:span text:style-name="T3">SCL</text:span></text:p>
          </draw:text-box>
        </draw:frame>
        <draw:frame draw:style-name="gr7" draw:text-style-name="P4" draw:layer="layout" svg:width="1.368cm" svg:height="0.662cm" svg:x="16.396cm" svg:y="9.509cm">
          <draw:text-box>
            <text:p><text:span text:style-name="T3">SCL</text:span></text:p>
          </draw:text-box>
        </draw:frame>
        <draw:custom-shape draw:style-name="gr8" draw:text-style-name="P1" draw:layer="layout" svg:width="0.381cm" svg:height="6.604cm" draw:transform="rotate (1.5707963267949) translate (1.127cm 11.2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50.404548436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0.381cm" svg:height="7.874cm" draw:transform="rotate (1.5707963267949) translate (8.239cm 11.287cm)">
          <text:p/>
          <draw:enhanced-geometry svg:viewBox="0 0 21600 21600" draw:glue-points="21600 0 0 10800 21600 21600" draw:text-areas="13800 ?f9 21600 ?f10" draw:type="left-brace" draw:modifiers="1800 10750.404548436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5" draw:layer="layout" svg:width="3.474cm" svg:height="0.725cm" svg:x="10.625cm" svg:y="11.414cm">
          <draw:text-box>
            <text:p><text:span text:style-name="T4">Arbiter (Python)</text:span></text:p>
          </draw:text-box>
        </draw:frame>
        <draw:frame draw:style-name="gr10" draw:text-style-name="P5" draw:layer="layout" svg:width="5.248cm" svg:height="0.725cm" svg:x="1.989cm" svg:y="11.414cm">
          <draw:text-box>
            <text:p><text:span text:style-name="T4">Arbiter Interface (Python)</text:span></text:p>
          </draw:text-box>
        </draw:frame>
        <draw:custom-shape draw:style-name="gr2" draw:text-style-name="P2" xml:id="id5" draw:id="id5" draw:layer="layout" svg:width="2.54cm" svg:height="0.635cm" svg:x="11.795cm" svg:y="4.556cm">
          <text:p text:style-name="P1"><text:span text:style-name="T1">Policy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2.54cm" svg:height="0.635cm" svg:x="11.795cm" svg:y="5.699cm">
          <text:p text:style-name="P1"><text:span text:style-name="T1">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2" draw:id="id12" draw:layer="layout" svg:width="2.375cm" svg:height="0.762cm" svg:x="4.275cm" svg:y="1.762cm">
          <text:p text:style-name="P1"><text:span text:style-name="T1">Augmented RC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462cm" svg:y1="2.524cm" svg:x2="5.481cm" svg:y2="3.102cm" draw:start-shape="id12" draw:start-glue-point="2" draw:end-shape="id2" draw:end-glue-point="0" svg:d="m5462 2524 19 578">
          <text:p/>
        </draw:connector>
        <draw:connector draw:style-name="gr4" draw:text-style-name="P1" draw:layer="layout" draw:type="line" svg:x1="4.275cm" svg:y1="2.143cm" svg:x2="3.513cm" svg:y2="2.143cm" draw:start-shape="id12" draw:start-glue-point="3" draw:end-shape="id11" draw:end-glue-point="1" svg:d="m4275 2143h-762">
          <text:p/>
        </draw:connector>
        <draw:connector draw:style-name="gr12" draw:text-style-name="P1" draw:layer="layout" svg:x1="14.335cm" svg:y1="7.287cm" svg:x2="14.335cm" svg:y2="6.016cm" draw:start-shape="id7" draw:start-glue-point="1" draw:end-shape="id6" draw:end-glue-point="1" svg:d="m14335 7287h513v-1271h-513">
          <text:p/>
        </draw:connector>
        <draw:frame draw:style-name="gr13" draw:text-style-name="P6" draw:layer="layout" svg:width="2.458cm" svg:height="0.569cm" svg:x="6.812cm" svg:y="1.143cm">
          <draw:text-box>
            <text:p><text:span text:style-name="T5">Process Border</text:span></text:p>
          </draw:text-box>
        </draw:frame>
        <draw:frame draw:style-name="gr13" draw:text-style-name="P6" draw:layer="layout" svg:width="2.458cm" svg:height="0.569cm" svg:x="16.712cm" svg:y="1.144cm">
          <draw:text-box>
            <text:p><text:span text:style-name="T5">Process Border</text:span></text:p>
          </draw:text-box>
        </draw:frame>
        <draw:connector draw:style-name="gr12" draw:text-style-name="P1" draw:layer="layout" svg:x1="13.065cm" svg:y1="8.874cm" svg:x2="13.065cm" svg:y2="9.509cm" draw:start-shape="id8" draw:start-glue-point="2" draw:end-shape="id13" draw:end-glue-point="0" svg:d="m13065 8874v635">
          <text:p/>
        </draw:connector>
        <draw:connector draw:style-name="gr4" draw:text-style-name="P1" draw:layer="layout" draw:type="line" svg:x1="13.065cm" svg:y1="5.191cm" svg:x2="13.065cm" svg:y2="5.699cm" draw:start-shape="id5" draw:start-glue-point="2" draw:end-shape="id6" draw:end-glue-point="0" svg:d="m13065 5191v508">
          <text:p/>
        </draw:connector>
        <draw:custom-shape draw:style-name="gr2" draw:text-style-name="P2" xml:id="id14" draw:id="id14" draw:layer="layout" svg:width="2.286cm" svg:height="1.143cm" svg:x="15.224cm" svg:y="4.302cm">
          <text:p text:style-name="P1"><text:span text:style-name="T1">Health &amp; Energy</text:span></text:p>
          <text:p text:style-name="P1"><text:span text:style-name="T1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4.335cm" svg:y1="4.873cm" svg:x2="15.224cm" svg:y2="4.873cm" draw:start-shape="id5" draw:start-glue-point="1" draw:end-shape="id14" draw:end-glue-point="3" svg:d="m14335 4873h889">
          <text:p/>
        </draw:connector>
        <draw:connector draw:style-name="gr12" draw:text-style-name="P1" draw:layer="layout" svg:x1="16.367cm" svg:y1="5.445cm" svg:x2="14.335cm" svg:y2="9.89cm" draw:start-shape="id14" draw:start-glue-point="2" draw:end-shape="id13" draw:end-glue-point="1" svg:d="m16367 5445v4445h-2032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45_20_Degrees" draw:display-name="Black 45 Degrees" draw:style="single" draw:color="#c0c0c0" draw:distance="0.102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</meta:initial-creator>
    <meta:creation-date>2011-12-01T09:07:45</meta:creation-date>
    <dc:date>2011-12-02T10:40:16</dc:date>
    <dc:creator>copter </dc:creator>
    <meta:editing-duration>PT3H33M2S</meta:editing-duration>
    <meta:editing-cycles>26</meta:editing-cycles>
    <meta:generator>LibreOffice/3.4$Unix LibreOffice_project/340m1$Build-402</meta:generator>
    <meta:printed-by>tobias </meta:printed-by>
    <meta:print-date>2011-12-01T11:07:08</meta:print-date>
    <meta:document-statistic meta:object-count="44"/>
  </office:meta>
</office:document-meta>
</file>